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db6" officeooo:paragraph-rsid="0007cdb6"/>
    </style:style>
    <style:style style:name="P2" style:family="paragraph" style:parent-style-name="Standard">
      <style:text-properties officeooo:rsid="00094c2a" officeooo:paragraph-rsid="00094c2a"/>
    </style:style>
    <style:style style:name="P3" style:family="paragraph" style:parent-style-name="Standard">
      <style:text-properties officeooo:rsid="0009a9ef" officeooo:paragraph-rsid="0009a9ef"/>
    </style:style>
    <style:style style:name="P4" style:family="paragraph" style:parent-style-name="Standard">
      <style:text-properties officeooo:rsid="0009a9ef" officeooo:paragraph-rsid="000c9767"/>
    </style:style>
    <style:style style:name="P5" style:family="paragraph" style:parent-style-name="Standard">
      <style:text-properties officeooo:rsid="000c9767" officeooo:paragraph-rsid="000c9767"/>
    </style:style>
    <style:style style:name="P6" style:family="paragraph" style:parent-style-name="Standard">
      <style:text-properties officeooo:rsid="000d06ff" officeooo:paragraph-rsid="000d06ff"/>
    </style:style>
    <style:style style:name="P7" style:family="paragraph" style:parent-style-name="Standard">
      <style:text-properties officeooo:rsid="000f46a0" officeooo:paragraph-rsid="000f46a0"/>
    </style:style>
    <style:style style:name="P8" style:family="paragraph" style:parent-style-name="Standard">
      <style:text-properties officeooo:rsid="000fbb46" officeooo:paragraph-rsid="000fbb46"/>
    </style:style>
    <style:style style:name="P9" style:family="paragraph" style:parent-style-name="Standard">
      <style:text-properties officeooo:rsid="000fbb46" officeooo:paragraph-rsid="00143509"/>
    </style:style>
    <style:style style:name="P10" style:family="paragraph" style:parent-style-name="Standard">
      <style:text-properties officeooo:rsid="00143509" officeooo:paragraph-rsid="00143509"/>
    </style:style>
    <style:style style:name="P11" style:family="paragraph" style:parent-style-name="Standard">
      <style:text-properties officeooo:rsid="0014af75" officeooo:paragraph-rsid="0014af75"/>
    </style:style>
    <style:style style:name="P12" style:family="paragraph" style:parent-style-name="Standard">
      <style:text-properties officeooo:rsid="0017cbb0" officeooo:paragraph-rsid="0017cbb0"/>
    </style:style>
    <style:style style:name="P13" style:family="paragraph" style:parent-style-name="Standard">
      <style:text-properties officeooo:rsid="001f806b" officeooo:paragraph-rsid="001f806b"/>
    </style:style>
    <style:style style:name="P14" style:family="paragraph" style:parent-style-name="Standard">
      <style:text-properties officeooo:rsid="0022879e" officeooo:paragraph-rsid="0022879e"/>
    </style:style>
    <style:style style:name="P15" style:family="paragraph" style:parent-style-name="Standard">
      <style:text-properties officeooo:rsid="00277f5e" officeooo:paragraph-rsid="00277f5e"/>
    </style:style>
    <style:style style:name="P16" style:family="paragraph" style:parent-style-name="Standard">
      <style:text-properties officeooo:rsid="00277f5e" officeooo:paragraph-rsid="002ebf3f"/>
    </style:style>
    <style:style style:name="P17" style:family="paragraph" style:parent-style-name="Standard">
      <style:text-properties officeooo:rsid="002f0e62" officeooo:paragraph-rsid="002f0e62"/>
    </style:style>
    <style:style style:name="P18" style:family="paragraph" style:parent-style-name="Standard">
      <style:text-properties officeooo:rsid="0030b32b" officeooo:paragraph-rsid="0030b32b"/>
    </style:style>
    <style:style style:name="P19" style:family="paragraph" style:parent-style-name="Standard">
      <style:text-properties officeooo:rsid="001cb6f3" officeooo:paragraph-rsid="001cb6f3"/>
    </style:style>
    <style:style style:name="P20" style:family="paragraph" style:parent-style-name="Standard">
      <style:text-properties officeooo:rsid="001b5b52" officeooo:paragraph-rsid="001b5b52"/>
    </style:style>
    <style:style style:name="P21" style:family="paragraph" style:parent-style-name="Standard">
      <style:text-properties officeooo:paragraph-rsid="001f806b"/>
    </style:style>
    <style:style style:name="P22" style:family="paragraph" style:parent-style-name="Standard">
      <style:text-properties style:text-line-through-style="none" style:text-line-through-type="none" officeooo:rsid="00223e04" officeooo:paragraph-rsid="00223e04"/>
    </style:style>
    <style:style style:name="P23" style:family="paragraph" style:parent-style-name="Standard">
      <style:text-properties officeooo:rsid="0036bcf7" officeooo:paragraph-rsid="0036bcf7"/>
    </style:style>
    <style:style style:name="P24" style:family="paragraph" style:parent-style-name="Standard">
      <style:text-properties officeooo:rsid="00386f8c" officeooo:paragraph-rsid="00386f8c"/>
    </style:style>
    <style:style style:name="P25" style:family="paragraph" style:parent-style-name="Standard">
      <style:text-properties officeooo:rsid="003ac55f" officeooo:paragraph-rsid="003ac55f"/>
    </style:style>
    <style:style style:name="P26" style:family="paragraph" style:parent-style-name="Standard">
      <style:text-properties officeooo:rsid="003c8bf3" officeooo:paragraph-rsid="003c8bf3"/>
    </style:style>
    <style:style style:name="P27" style:family="paragraph" style:parent-style-name="Standard">
      <style:text-properties officeooo:rsid="000d06ff" officeooo:paragraph-rsid="000d06ff"/>
    </style:style>
    <style:style style:name="P28" style:family="paragraph" style:parent-style-name="Standard">
      <style:text-properties officeooo:rsid="000f46a0" officeooo:paragraph-rsid="000f46a0"/>
    </style:style>
    <style:style style:name="P29" style:family="paragraph" style:parent-style-name="Standard">
      <style:text-properties officeooo:rsid="000fbb46" officeooo:paragraph-rsid="000fbb46"/>
    </style:style>
    <style:style style:name="P30" style:family="paragraph" style:parent-style-name="Standard">
      <style:text-properties officeooo:rsid="001f0b5c" officeooo:paragraph-rsid="001f806b"/>
    </style:style>
    <style:style style:name="P31" style:family="paragraph" style:parent-style-name="Standard">
      <style:text-properties officeooo:rsid="00386f8c" officeooo:paragraph-rsid="00386f8c"/>
    </style:style>
    <style:style style:name="T1" style:family="text">
      <style:text-properties officeooo:rsid="000c95eb"/>
    </style:style>
    <style:style style:name="T2" style:family="text">
      <style:text-properties officeooo:rsid="001b5b52"/>
    </style:style>
    <style:style style:name="T3" style:family="text">
      <style:text-properties style:text-line-through-style="solid" style:text-line-through-type="single" officeooo:rsid="001e85f4" loext:padding="0.049cm" loext:border="0.06pt solid #d9d9e3"/>
    </style:style>
    <style:style style:name="T4" style:family="text">
      <style:text-properties style:text-line-through-style="none" style:text-line-through-type="none" officeooo:rsid="001e85f4" loext:padding="0.049cm" loext:border="0.06pt solid #d9d9e3"/>
    </style:style>
    <style:style style:name="T5" style:family="text">
      <style:text-properties officeooo:rsid="0030b32b"/>
    </style:style>
    <style:style style:name="T6" style:family="text">
      <style:text-properties officeooo:rsid="0031e99c"/>
    </style:style>
    <style:style style:name="T7" style:family="text">
      <style:text-properties officeooo:rsid="00338310"/>
    </style:style>
    <style:style style:name="T8" style:family="text">
      <style:text-properties officeooo:rsid="00344094"/>
    </style:style>
    <style:style style:name="T9" style:family="text">
      <style:text-properties officeooo:rsid="00345344"/>
    </style:style>
    <style:style style:name="T10" style:family="text">
      <style:text-properties officeooo:rsid="00386f8c"/>
    </style:style>
    <style:style style:name="T11" style:family="text">
      <style:text-properties officeooo:rsid="0039ce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ndit level 1 </text:p>
      <text:p text:style-name="P1"/>
      <text:p text:style-name="P1">ls</text:p>
      <text:p text:style-name="P1">cat readme</text:p>
      <text:p text:style-name="P1">NH2SXQwcBdpmTEzi3bvBHMM9H66vVXjL</text:p>
      <text:p text:style-name="P1"/>
      <text:p text:style-name="P1"/>
      <text:p text:style-name="P1">bandit level 2</text:p>
      <text:p text:style-name="P1"/>
      <text:p text:style-name="P1">ls</text:p>
      <text:p text:style-name="P1">cat ./-</text:p>
      <text:p text:style-name="P1">rRGizSaX8Mk1RTb1CNQoXTcYZWU6lgzi</text:p>
      <text:p text:style-name="P1"/>
      <text:p text:style-name="P1">bandit level 3</text:p>
      <text:p text:style-name="P1"/>
      <text:p text:style-name="P1">ls<text:line-break/>cat spaces\ in\ this\ filename </text:p>
      <text:p text:style-name="P1">aBZ0W5EmUfAf7kHTQeOwd8bauFJ2lAiG</text:p>
      <text:p text:style-name="P1"/>
      <text:p text:style-name="P1">bandit level 4<text:line-break/></text:p>
      <text:p text:style-name="P1">ls</text:p>
      <text:p text:style-name="P1">cd inhere/</text:p>
      <text:p text:style-name="P1">ls -la</text:p>
      <text:p text:style-name="P1">cat .hidden</text:p>
      <text:p text:style-name="P1">2EW7BBsr6aMMoJ2HjW067dm8EgX26xNe</text:p>
      <text:p text:style-name="P1"/>
      <text:p text:style-name="P2">bandit level 5</text:p>
      <text:p text:style-name="P2"/>
      <text:p text:style-name="P2">ls</text:p>
      <text:p text:style-name="P2">cd inhere/</text:p>
      <text:p text:style-name="P2">find -type f -exec file {} \ ;</text:p>
      <text:p text:style-name="P2">(./-file07: ASCII text)</text:p>
      <text:p text:style-name="P2">cat./-file07 </text:p>
      <text:p text:style-name="P2">lrIWWI6bB37kxfiCQZqUdOIYfr6eEeqR</text:p>
      <text:p text:style-name="P2"/>
      <text:p text:style-name="P2">bandit level 6</text:p>
      <text:p text:style-name="P2"/>
      <text:p text:style-name="P3">cd inhere/</text:p>
      <text:p text:style-name="P2">find <text:s/>-type f ! -executable -size 1033c</text:p>
      <text:p text:style-name="P3">cat ./maybehere07/.file2</text:p>
      <text:p text:style-name="P3">P4L4vucdmLnm8I7Vl7jG1ApGSfjYKqJU</text:p>
      <text:p text:style-name="P3"/>
      <text:p text:style-name="P3">bandit level <text:span text:style-name="T1">7</text:span></text:p>
      <text:p text:style-name="P3"/>
      <text:p text:style-name="P3">find / -group bandit6 <text:s/>-user bandit7 <text:s/>-size 33c <text:s/>-type f 2&gt;/dev/null</text:p>
      <text:p text:style-name="P4">cat /var/lib/dpkg/info/bandit7.password</text:p>
      <text:p text:style-name="P4">z7WtoNQU2XfjmMtWA8u5rN4vzqu4v99S</text:p>
      <text:p text:style-name="P4"/>
      <text:p text:style-name="P4"/>
      <text:p text:style-name="P4"/>
      <text:p text:style-name="P4"/>
      <text:p text:style-name="P5"><text:soft-page-break/>bandit level 8</text:p>
      <text:p text:style-name="P5"/>
      <text:p text:style-name="P5">sort data.txt | grep millionth</text:p>
      <text:p text:style-name="P5">TESKZC0XvTetK0S9xNwm25STk5iWrBvP</text:p>
      <text:p text:style-name="P5"/>
      <text:p text:style-name="P5"/>
      <text:p text:style-name="P6">bandit level 9</text:p>
      <text:p text:style-name="P6"/>
      <text:p text:style-name="P6">sort data.txt | uniq -u</text:p>
      <text:p text:style-name="P6">EN632PlfYiZbn3PhVK3XOGSlNInNE00t</text:p>
      <text:p text:style-name="P6"/>
      <text:p text:style-name="P6">bandit level 10</text:p>
      <text:p text:style-name="P6"/>
      <text:p text:style-name="P6">strings data.txt | grep = </text:p>
      <text:p text:style-name="P6">G7w8LIi6J3kTb8A7j9LgrywtEUlyyp6s</text:p>
      <text:p text:style-name="P6"/>
      <text:p text:style-name="P6">bandit level 11</text:p>
      <text:p text:style-name="P6"/>
      <text:p text:style-name="P6">uniq data.txt | base64 -d</text:p>
      <text:p text:style-name="P6">6zPeziLdR2RKNdNYFNb6nVCKzphlXHBM</text:p>
      <text:p text:style-name="P6"/>
      <text:p text:style-name="P6"/>
      <text:p text:style-name="P7">bandit level 12</text:p>
      <text:p text:style-name="P7"/>
      <text:p text:style-name="P7">cat data.txt</text:p>
      <text:p text:style-name="P7">echo 'Gur cnffjbeq vf WIAOOSFzMjXXBC0KoSKBbJ8puQm5lIEi' | tr <text:s/>'A-Za-z' 'N-ZA-Mn-za-m'</text:p>
      <text:p text:style-name="P7">The password is JVNBBFSmZwKKOP0XbFXOoW8chDz5yVRv</text:p>
      <text:p text:style-name="P7"/>
      <text:p text:style-name="P7"/>
      <text:p text:style-name="P7"/>
      <text:p text:style-name="P7"/>
      <text:p text:style-name="P8">bandit <text:s/>level13</text:p>
      <text:p text:style-name="P8"/>
      <text:p text:style-name="P8">cat data.txt | xxd -r &gt; file </text:p>
      <text:p text:style-name="P8">then do the compression décompression thing </text:p>
      <text:p text:style-name="P8">wbWdlBxEir4CaE8LaPhauuOo6pwRmrDw</text:p>
      <text:p text:style-name="P8"/>
      <text:p text:style-name="P8"/>
      <text:p text:style-name="P11"><text:span text:style-name="T2">bandit </text:span>level 14</text:p>
      <text:p text:style-name="P11"/>
      <text:p text:style-name="P11">bandit13@bandit:~$ ssh -i sshkey.private bandit14@localhost -p 2220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soft-page-break/><text:span text:style-name="T2">bandit </text:span>level 15</text:p>
      <text:p text:style-name="P10"/>
      <text:p text:style-name="P9">bandit14@bandit:~$ cat /etc/bandit_pass/bandit14</text:p>
      <text:p text:style-name="P9">fGrHPx402xGC7U7rXKDaxiWFTOiF0ENq</text:p>
      <text:p text:style-name="P9">bandit14@bandit:~$ echo fGrHPx402xGC7U7rXKDaxiWFTOiF0ENq | nc localhost 30000</text:p>
      <text:p text:style-name="P9">Correct!</text:p>
      <text:p text:style-name="P9"/>
      <text:p text:style-name="P9">jN2kgmIXJ6fShzhT2avhotn4Zcka6tnt</text:p>
      <text:p text:style-name="P18">cat</text:p>
      <text:p text:style-name="P8"/>
      <text:p text:style-name="P8"/>
      <text:p text:style-name="P12">bandit <text:span text:style-name="T2">level 16 </text:span></text:p>
      <text:p text:style-name="P12"/>
      <text:p text:style-name="P12">cat etc/bandit_pass/bandit15</text:p>
      <text:p text:style-name="P8">echo jN2kgmIXJ6fShzhT2avhotn4Zcka6tnt | openssl s_client -connect localhost:30001 -ign_eof </text:p>
      <text:p text:style-name="P8"/>
      <text:p text:style-name="P20">Corr-<text:span text:style-name="T5">p </text:span>ect !</text:p>
      <text:p text:style-name="P8">JQttfApK4SeyHwDlI9SXGR50qclOAil1</text:p>
      <text:p text:style-name="P8"/>
      <text:p text:style-name="P19">bandit level 1<text:span text:style-name="T6">7</text:span></text:p>
      <text:p text:style-name="P30"/>
      <text:p text:style-name="P21"><text:span text:style-name="Source_20_Text"><text:span text:style-name="T4">nmap </text:span></text:span><text:span text:style-name="Source_20_Text"><text:span text:style-name="T3">p 3100-</text:span></text:span><text:span text:style-name="Source_20_Text"><text:span text:style-name="T4">32000 localhost</text:span></text:span></text:p>
      <text:p text:style-name="P19">echo JQttfApK4SeyHwDlI9SXGR50qclOAil1 | openssl s_client -connect localhost:31790 -ign_eof</text:p>
      <text:p text:style-name="P22">cd /tmp , <text:span text:style-name="T7">mkdir bandit17.private cp la clé <text:s/>ssh </text:span><text:span text:style-name="T5"><text:s/></text:span></text:p>
      <text:p text:style-name="P13">ssh -i <text:span text:style-name="T8">bandit17/</text:span><text:span text:style-name="T7">bandit17.private</text:span> bandit17@bandit.<text:span text:style-name="T9">|</text:span>.overthewire.org -p 2220</text:p>
      <text:p text:style-name="P13"/>
      <text:p text:style-name="P13"/>
      <text:p text:style-name="P14">bandit level 18</text:p>
      <text:p text:style-name="P14"/>
      <text:p text:style-name="P14">diff -u passwords.new passwords.old</text:p>
      <text:p text:style-name="P14">hga5tuuCLF6fFzUpnagiMN8ssu9LFrdg</text:p>
      <text:p text:style-name="P14"/>
      <text:p text:style-name="P14">ssh bandit18@bandit.labs.overthewire.org -p 2220 "cat ~/.readme"<text:tab/><text:span text:style-name="T11">h</text:span></text:p>
      <text:p text:style-name="P14"/>
      <text:p text:style-name="P14">bandit level19</text:p>
      <text:p text:style-name="P14">ssh bandit18@bandit.labs.overthewire.org -p 2220 -t "/bin/sh"</text:p>
      <text:p text:style-name="P14">ssh -t -p 2220 bandit18@bandit.labs.overthewire.org bash --norc –noprofile</text:p>
      <text:p text:style-name="P14">awhqfNnAbc1naukrpqDYcF95h7HoMTrC</text:p>
      <text:p text:style-name="P14"/>
      <text:p text:style-name="P15">bandit level20 </text:p>
      <text:p text:style-name="P15"/>
      <text:p text:style-name="P15">./bandit20-do cat /etc/bandit_pass/bandit20</text:p>
      <text:p text:style-name="P16">VxCazJaVykI6W36BkBU0mJTCM8rR95XT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7">bandit21</text:p>
      <text:p text:style-name="P17"/>
      <text:p text:style-name="P17">open a connexion in a terminal to an arbitrary port, send the current password by :</text:p>
      <text:p text:style-name="P17"/>
      <text:p text:style-name="P17">echo "VxCazJaVykI6W36BkBU0mJTCM8rR95XT" | nc -l <text:s/>-p 47474</text:p>
      <text:p text:style-name="P17"/>
      <text:p text:style-name="P17">open a new terminal </text:p>
      <text:p text:style-name="P17"/>
      <text:p text:style-name="P17">run the setuid binary with the port 47474</text:p>
      <text:p text:style-name="P17">./suconnect 47474</text:p>
      <text:p text:style-name="P17"/>
      <text:p text:style-name="P17">Read: VxCazJaVykI6W36BkBU0mJTCM8rR95XT</text:p>
      <text:p text:style-name="P17">Password matches, sending next password</text:p>
      <text:p text:style-name="P17">NvEJF7oVjkddltPSrdKEFOllh9V1IBcq</text:p>
      <text:p text:style-name="P17"/>
      <text:p text:style-name="P23">bandit 22</text:p>
      <text:p text:style-name="P23"/>
      <text:p text:style-name="P23">cd etc/cron.d</text:p>
      <text:p text:style-name="P23">ls</text:p>
      <text:p text:style-name="P23">cat cronjob_bandit22 </text:p>
      <text:p text:style-name="P23">-&gt;* * * * * bandit22 /usr/bin/cronjob_bandit22.sh &amp;&gt; /dev/null</text:p>
      <text:p text:style-name="P23">cat /usr<text:tab/>cat /usr/bin/cronjob_bandit22.sh </text:p>
      <text:p text:style-name="P23">cat /etc/bandit_pass/bandit22 &gt; /tmp/t7O6lds9S0RqQh9aMcz6ShpAoZKF7fgv</text:p>
      <text:p text:style-name="P23">cat /tmp/t7O6lds9S0RqQh9aMcz6ShpAoZKF7fgv</text:p>
      <text:p text:style-name="P23">mdp = <text:s/>WdDozAdTM2z9DiFEQ2mGlwngMfj4EZff</text:p>
      <text:p text:style-name="P24"/>
      <text:p text:style-name="P24"/>
      <text:p text:style-name="P24"/>
      <text:p text:style-name="P24"/>
      <text:p text:style-name="P24">bandit level 23</text:p>
      <text:p text:style-name="P24"/>
      <text:p text:style-name="P24">cd /etc/cron.d</text:p>
      <text:p text:style-name="P24">ls</text:p>
      <text:p text:style-name="P24">cat cronjob_bandit23</text:p>
      <text:p text:style-name="P24">&gt;@reboot bandit23 /usr/bin/cronjob_bandit23.sh <text:s/>&amp;&gt; /dev/null</text:p>
      <text:p text:style-name="P24">* * * * * bandit23 /usr/bin/cronjob_bandit23.sh <text:s/>&amp;&gt; /dev/null</text:p>
      <text:p text:style-name="P24">cat /usr/bin/cronjob_bandit23.sh</text:p>
      <text:p text:style-name="P24"/>
      <text:p text:style-name="P24">« #!/bin/bash</text:p>
      <text:p text:style-name="P24"/>
      <text:p text:style-name="P24">myname=$(whoami)</text:p>
      <text:p text:style-name="P24">mytarget=$(echo I am user $myname | md5sum | cut -d ' ' -f 1)</text:p>
      <text:p text:style-name="P24"/>
      <text:p text:style-name="P24">echo "Copying passwordfile /etc/bandit_pass/$myname to /tmp/$mytarget"</text:p>
      <text:p text:style-name="P24"/>
      <text:p text:style-name="P24">cat /etc/bandit_pass/$myname &gt; /tmp/$mytarget »</text:p>
      <text:p text:style-name="P24"/>
      <text:p text:style-name="P24">/usr/bin/ cronjob_bandit23.sh</text:p>
      <text:p text:style-name="P24">→ Copying passwordfile /etc/bandit_pass/bandit22 to /tmp/8169b67bd894ddbb4412f91573b38db3</text:p>
      <text:p text:style-name="P25"><text:soft-page-break/>so we have to change the name = myname=bandit23<text:line-break/>and then = <text:s/>echo I am user $myname | md5sum | cut -d ' ' -f 1 </text:p>
      <text:p text:style-name="P25"/>
      <text:p text:style-name="P24"/>
      <text:p text:style-name="P24">8ca319486bfbbc3663ea0fbe81326349</text:p>
      <text:p text:style-name="P26">cat tmp/<text:span text:style-name="T10">8ca319486bfbbc3663ea0fbe81326349</text:span></text:p>
      <text:p text:style-name="P24">mdp = QYw0Y2aiA672PsMmh9puTQuhoz8SyR2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9:28:16.358037399</meta:creation-date>
    <dc:date>2023-04-02T19:18:38.112771989</dc:date>
    <meta:editing-duration>PT10H26M28S</meta:editing-duration>
    <meta:editing-cycles>23</meta:editing-cycles>
    <meta:generator>LibreOffice/7.3.7.2$Linux_X86_64 LibreOffice_project/30$Build-2</meta:generator>
    <meta:document-statistic meta:table-count="0" meta:image-count="0" meta:object-count="0" meta:page-count="5" meta:paragraph-count="119" meta:word-count="436" meta:character-count="3768" meta:non-whitespace-character-count="3424"/>
  </office:meta>
</office:document-meta>
</file>